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d80" officeooo:paragraph-rsid="00168d80"/>
    </style:style>
    <style:style style:name="P2" style:family="paragraph" style:parent-style-name="Standard">
      <style:text-properties officeooo:rsid="00178c8e" officeooo:paragraph-rsid="00178c8e"/>
    </style:style>
    <style:style style:name="P3" style:family="paragraph" style:parent-style-name="Standard">
      <style:text-properties style:text-underline-style="solid" style:text-underline-width="auto" style:text-underline-color="font-color" officeooo:rsid="001fc904" officeooo:paragraph-rsid="001fc904"/>
    </style:style>
    <style:style style:name="P4" style:family="paragraph" style:parent-style-name="Standard">
      <style:text-properties officeooo:rsid="001deebc" officeooo:paragraph-rsid="001deebc"/>
    </style:style>
    <style:style style:name="P5" style:family="paragraph" style:parent-style-name="Standard">
      <style:text-properties officeooo:rsid="001fc904" officeooo:paragraph-rsid="001fc904"/>
    </style:style>
    <style:style style:name="P6" style:family="paragraph" style:parent-style-name="Standard">
      <style:text-properties officeooo:rsid="00178c8e" officeooo:paragraph-rsid="001deebc"/>
    </style:style>
    <style:style style:name="P7" style:family="paragraph" style:parent-style-name="Standard">
      <style:text-properties officeooo:rsid="00178c8e" officeooo:paragraph-rsid="00178c8e"/>
    </style:style>
    <style:style style:name="P8" style:family="paragraph" style:parent-style-name="Standard">
      <style:text-properties officeooo:rsid="00178c8e" officeooo:paragraph-rsid="00204555"/>
    </style:style>
    <style:style style:name="P9" style:family="paragraph" style:parent-style-name="Standard">
      <style:text-properties officeooo:rsid="00204555" officeooo:paragraph-rsid="00204555"/>
    </style:style>
    <style:style style:name="P10" style:family="paragraph" style:parent-style-name="Standard">
      <style:text-properties fo:font-weight="bold" officeooo:rsid="00204555" officeooo:paragraph-rsid="00204555" style:font-weight-asian="bold" style:font-weight-complex="bold"/>
    </style:style>
    <style:style style:name="T1" style:family="text">
      <style:text-properties officeooo:rsid="00204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ejamento do trabalho de Redes</text:p>
      <text:p text:style-name="P1"/>
      <text:p text:style-name="P3">Foco:</text:p>
      <text:p text:style-name="P6">- Interface grafica (Roberto)</text:p>
      <text:p text:style-name="P6">- Logica do jogo (Carlos)</text:p>
      <text:p text:style-name="P6">- Comunicacao TCP (Raissa)</text:p>
      <text:p text:style-name="P4"/>
      <text:p text:style-name="P3">Extras:</text:p>
      <text:p text:style-name="P6">- Comunicacao UDP</text:p>
      <text:p text:style-name="P6">- Threads (para suportar +1 jogadores)</text:p>
      <text:p text:style-name="P6">- Relatrio</text:p>
      <text:p text:style-name="P2"/>
      <text:p text:style-name="P2">APRESENTAÇÃO: 03/06</text:p>
      <text:p text:style-name="P2"/>
      <text:p text:style-name="P9">*****</text:p>
      <text:p text:style-name="P2"/>
      <text:p text:style-name="P10">Funcionamento:</text:p>
      <text:p text:style-name="P9"/>
      <text:p text:style-name="P9">- O servidor é iniciado. Ele exibe o IP e porta que está rodando.</text:p>
      <text:p text:style-name="P9">- O(s) cliente digita esse ip e porta e clica em "conectar".</text:p>
      <text:p text:style-name="P9"><text:tab/>- Caso a conexao seja bem sucedida, o servidor ordena que os clientes desativem seus servidores e que esperem a partida começar;</text:p>
      <text:p text:style-name="P9">- Quando X clientes se conectarem, o servidor inicia uma partida.</text:p>
      <text:p text:style-name="P10"><text:tab/>- O servidor "mistura" as pecas, distribui entre os clientes e escolhe quem será o jogador 1</text:p>
      <text:p text:style-name="P9"><text:tab/>- O servidor avisa para o jogador da vez que ele pode jogar e espera a jogada dele</text:p>
      <text:p text:style-name="P9"><text:tab/>- O jogador da vez seleciona a peca que quer jogar e escolhe se quer colocar do lado direito ou esquerdo.</text:p>
      <text:p text:style-name="P9"><text:tab/>- O servidor recebe essas informações do cliente, coloca a peca no lugar certo se for aceitável e avança para o próximo jogador.</text:p>
      <text:p text:style-name="P9"><text:tab/><text:tab/>- Se não for aceitável, avisa o jogador e espera novamente.</text:p>
      <text:p text:style-name="P9"><text:tab/>- Caso um jogador não tenha uma peça, ele pode "comprar" do jogo, pedindo ao servidor.</text:p>
      <text:p text:style-name="P8"><text:tab/>- <text:span text:style-name="T1">Assim o jogo prossegue até que o um jogador termine com as suas pecas. Ele será o ganhador da rodada. Outra rodada então se inicia.</text:span></text:p>
      <text:p text:style-name="P8"><text:span text:style-name="T1"><text:tab/>- Ao final de N rodadas, o servidor computa o vencedor e avisa aos cli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2:27:25.289000000</meta:creation-date>
    <dc:date>2014-05-24T21:42:09.100000000</dc:date>
    <meta:editing-duration>PT4H5M48S</meta:editing-duration>
    <meta:editing-cycles>1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4" meta:word-count="241" meta:character-count="1317" meta:non-whitespace-character-count="1090"/>
  </office:meta>
</office:document-meta>
</file>